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ud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Basic Block ludcmp bb0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for(i = 0; i &lt; n; i++){</text:p>
            <text:p/>
          </table:table-cell>
          <table:table-cell table:style-name="ce1"/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1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for(i = 0; i &lt; n; i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2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3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3::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5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        w = a[j][i];</text:p>
            <text:p/>
          </table:table-cell>
          <table:table-cell table:style-name="ce1"/>
          <table:table-cell table:number-columns-repeated="3"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bb5::6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if(i != 0){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5::6::ludcmp::bb28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if(i != 0){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5::6::ludcmp::bb28:::1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if(i != 0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1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1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for(k = 0; k &lt; i; k++){</text:p>
            <text:p/>
          </table:table-cell>
          <table:table-cell table:style-name="ce1"/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bb11::1:::1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for(k = 0; k &lt; i; k++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2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2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for(k = 0; k &lt; i; k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14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4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            }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15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2" office:value-type="string" calcext:value-type="string">
            <text:p>bb15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              w -= a[j][k] * a[k][i];</text:p>
            <text:p/>
          </table:table-cell>
          <table:table-cell table:style-name="ce2"/>
          <table:table-cell/>
          <table:table-cell office:value-type="string" calcext:value-type="string">
            <text:p>2 iteração do BB11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table:style-name="ce2" office:value-type="string" calcext:value-type="string">
            <text:p>bb15::10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bb15::1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bb15::1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bb15::12: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bb15::7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              w -= a[j][k] * a[k][i];</text:p>
            <text:p/>
          </table:table-cell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bb15::9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              w -= a[j][k] * a[k][i];</text:p>
            <text:p/>
          </table:table-cell>
          <table:table-cell table:style-name="ce2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27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office:value-type="string" calcext:value-type="string">
            <text:p>bb27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          }            </text:p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28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28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 a[j][i] = w / a[i][i];</text:p>
            <text:p/>
          </table:table-cell>
          <table:table-cell table:style-name="ce1"/>
          <table:table-cell table:number-columns-repeated="3"/>
          <table:table-cell office:value-type="float" office:value="665" calcext:value-type="float">
            <text:p>665</text:p>
          </table:table-cell>
          <table:table-cell/>
        </table:table-row>
        <table:table-row table:style-name="ro2">
          <table:table-cell office:value-type="string" calcext:value-type="string">
            <text:p>bb28::9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 a[j][i] = w / a[i][i];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37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bb37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/>
          <table:table-cell office:value-type="string" calcext:value-type="string">
            <text:p>2 iteração do BB02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3" office:value-type="string" calcext:value-type="string">
            <text:p>bb37::0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38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38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39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39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b39::3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41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41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          w = a[i+1][j];</text:p>
            <text:p/>
          </table:table-cell>
          <table:table-cell table:style-name="ce1"/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bb41::7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  for(k = 0; k &lt;= i; k++){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41::7:::1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  for(k = 0; k &lt;= i; k++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47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47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  for(k = 0; k &lt;= i; k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49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office:value-type="string" calcext:value-type="string">
            <text:p>bb49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          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50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bb5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            w -= a[i+1][k] * a[k][j];</text:p>
            <text:p/>
          </table:table-cell>
          <table:table-cell table:style-name="ce3"/>
          <table:table-cell/>
          <table:table-cell office:value-type="string" calcext:value-type="string">
            <text:p>2 iteração do BB41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I52]+[.I53]" office:value-type="float" office:value="230" calcext:value-type="float">
            <text:p>230</text:p>
          </table:table-cell>
        </table:table-row>
        <table:table-row table:style-name="ro2">
          <table:table-cell table:style-name="ce3" office:value-type="string" calcext:value-type="string">
            <text:p>bb50::1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            w -= a[i+1][k] * a[k][j];</text:p>
            <text:p/>
          </table:table-cell>
          <table:table-cell table:style-name="ce3"/>
          <table:table-cell table:number-columns-repeated="3"/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table:style-name="ce3" office:value-type="string" calcext:value-type="string">
            <text:p>bb50::1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50::1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50::13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50::13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50::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            w -= a[i+1][k] * a[k][j];</text:p>
            <text:p/>
          </table:table-cell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63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63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    a[i+1][j] = w;</text:p>
            <text:p/>
          </table:table-cell>
          <table:table-cell table:style-name="ce1"/>
          <table:table-cell table:number-columns-repeated="3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68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bb6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/>
          <table:table-cell office:value-type="string" calcext:value-type="string">
            <text:p>2 iteração do BB3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3" office:value-type="string" calcext:value-type="string">
            <text:p>bb68::0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69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69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70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bb7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  for(i = 0; i &lt; n; i++){</text:p>
            <text:p/>
          </table:table-cell>
          <table:table-cell table:style-name="ce3"/>
          <table:table-cell/>
          <table:table-cell office:value-type="string" calcext:value-type="string">
            <text:p>2 iteração do BB0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3" office:value-type="string" calcext:value-type="string">
            <text:p>bb70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  for(i = 0; i &lt; n; i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70::2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  for(i = 0; i &lt; n; i++){</text:p>
            <text:p/>
          </table:table-cell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72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72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y[0] = b[0];</text:p>
            <text:p/>
          </table:table-cell>
          <table:table-cell table:style-name="ce1"/>
          <table:table-cell table:number-columns-repeated="3"/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string" calcext:value-type="string">
            <text:p>bb72::2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y[0] = b[0];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72::4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  for(i = 1; i &lt;= n; i++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75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75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  for(i = 1; i &lt;= n; i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77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77</text:p>
          </table:table-cell>
          <table:table-cell office:value-type="string" calcext:value-type="string">
            <text:p>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      w = b[i];</text:p>
            <text:p/>
          </table:table-cell>
          <table:table-cell table:style-name="ce1"/>
          <table:table-cell table:number-columns-repeated="3"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bb77::5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for(j = 0; j &lt; i; j++){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77::5:::1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for(j = 0; j &lt; i; j++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81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81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for(j = 0; j &lt; i; j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83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bb8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      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84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bb84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        w -= a[i][j] * y[j];</text:p>
            <text:p/>
          </table:table-cell>
          <table:table-cell table:style-name="ce3"/>
          <table:table-cell/>
          <table:table-cell office:value-type="string" calcext:value-type="string">
            <text:p>2 iteração do BB77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table:style-name="ce3" office:value-type="string" calcext:value-type="string">
            <text:p>bb84::1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84::1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84::11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84::6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        w -= a[i][j] * y[j];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84::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        w -= a[i][j] * y[j];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84::9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95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95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      y[i] = w;</text:p>
            <text:p/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98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bb9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  for(i = 1; i &lt;= n; i++){</text:p>
            <text:p/>
          </table:table-cell>
          <table:table-cell table:style-name="ce3"/>
          <table:table-cell/>
          <table:table-cell office:value-type="string" calcext:value-type="string">
            <text:p>2 iteração do BB72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3" office:value-type="string" calcext:value-type="string">
            <text:p>bb98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  for(i = 1; i &lt;= n; i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98::2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  for(i = 1; i &lt;= n; i++){</text:p>
            <text:p/>
          </table:table-cell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00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00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x[n] = y[n] / a[n][n];</text:p>
            <text:p/>
          </table:table-cell>
          <table:table-cell table:style-name="ce1"/>
          <table:table-cell table:number-columns-repeated="3"/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bb100::10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x[n] = y[n] / a[n][n];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100::11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  for(i = n-1; i &gt;= 0; i--){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100::6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x[n] = y[n] / a[n][n];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11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11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  for(i = n-1; i &gt;= 0; i--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11::3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  for(i = n-1; i &gt;= 0; i--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13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13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      w = y[i];</text:p>
            <text:p/>
          </table:table-cell>
          <table:table-cell table:style-name="ce1"/>
          <table:table-cell table:number-columns-repeated="3"/>
          <table:table-cell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string" calcext:value-type="string">
            <text:p>bb113::5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113::5:::1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17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17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119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office:value-type="string" calcext:value-type="string">
            <text:p>bb119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      } 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120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bb12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        w -= a[i][j] * x[j];</text:p>
            <text:p/>
          </table:table-cell>
          <table:table-cell table:style-name="ce3"/>
          <table:table-cell/>
          <table:table-cell office:value-type="string" calcext:value-type="string">
            <text:p>2 iteração do BB113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table:style-name="ce3" office:value-type="string" calcext:value-type="string">
            <text:p>bb120::1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120::1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120::11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120::6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        w -= a[i][j] * x[j];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120::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        w -= a[i][j] * x[j];</text:p>
            <text:p/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 calcext:value-type="string">
            <text:p>bb120::9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31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31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      x[i] = w / a[i][i];</text:p>
            <text:p/>
          </table:table-cell>
          <table:table-cell table:style-name="ce1"/>
          <table:table-cell table:number-columns-repeated="3"/>
          <table:table-cell office:value-type="float" office:value="648" calcext:value-type="float">
            <text:p>648</text:p>
          </table:table-cell>
          <table:table-cell/>
        </table:table-row>
        <table:table-row table:style-name="ro2">
          <table:table-cell office:value-type="string" calcext:value-type="string">
            <text:p>bb131::7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      x[i] = w / a[i][i];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39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bb139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  for(i = n-1; i &gt;= 0; i--){</text:p>
            <text:p/>
          </table:table-cell>
          <table:table-cell table:style-name="ce3"/>
          <table:table-cell/>
          <table:table-cell office:value-type="string" calcext:value-type="string">
            <text:p>2 iteração do BB100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3" office:value-type="string" calcext:value-type="string">
            <text:p>bb139::0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  for(i = n-1; i &gt;= 0; i--){</text:p>
            <text:p/>
          </table:table-cell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40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40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  return(0);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2">
          <table:table-cell table:style-name="ce4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1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2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for(j = 0; j &lt;= n; j++){</text:p>
            <text:p/>
          </table:table-cell>
          <table:table-cell table:style-name="ce1"/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2::2:::1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for(j = 0; j &lt;= n; j++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3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for(j = 0; j &lt;= n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5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          a[i][j] = (i + 1) + (j + 1);</text:p>
            <text:p/>
          </table:table-cell>
          <table:table-cell table:style-name="ce1"/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5::8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        if(i == j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13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13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        a[i][j] *= 2.0;</text:p>
            <text:p/>
          </table:table-cell>
          <table:table-cell table:style-name="ce1"/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13::3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        a[i][j] *= 2.0;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13::7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        a[i][j] *= 2.0;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21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21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  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22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5" office:value-type="string" calcext:value-type="string">
            <text:p>bb22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          w += a[i][j];</text:p>
            <text:p/>
          </table:table-cell>
          <table:table-cell table:style-name="ce5"/>
          <table:table-cell/>
          <table:table-cell office:value-type="string" calcext:value-type="string">
            <text:p>2 iteração do BB02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5" office:value-type="string" calcext:value-type="string">
            <text:p>bb22::4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          w += a[i][j];</text:p>
            <text:p/>
          </table:table-cell>
          <table:table-cell table:style-name="ce5"/>
          <table:table-cell table:number-columns-repeated="5"/>
        </table:table-row>
        <table:table-row table:style-name="ro2">
          <table:table-cell table:style-name="ce5" office:value-type="string" calcext:value-type="string">
            <text:p>bb22::5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5"/>
        </table:table-row>
        <table:table-row table:style-name="ro2">
          <table:table-cell table:style-name="ce5" office:value-type="string" calcext:value-type="string">
            <text:p>bb22::7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5"/>
        </table:table-row>
        <table:table-row table:style-name="ro2">
          <table:table-cell table:style-name="ce5" office:value-type="string" calcext:value-type="string">
            <text:p>bb22::7:::1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5"/>
        </table:table-row>
        <table:table-row table:style-name="ro2">
          <table:table-cell table:style-name="ce5" office:value-type="string" calcext:value-type="string">
            <text:p>bb22::7:::2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29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29</text:p>
          </table:table-cell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      b[i] = w;</text:p>
            <text:p/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main bb32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b32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/>
          <table:table-cell office:value-type="string" calcext:value-type="string">
            <text:p>2 iteração do BB00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bb32::2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32::2:::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34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office:value-type="string" calcext:value-type="string">
            <text:p>bb34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  chkerr = ludcmp(nmax,n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34::2</text:p>
          </table:table-cell>
          <table:table-cell office:value-type="string" calcext:value-type="string">
            <text:p>L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  return 0;</text:p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2:51:16.489000000</dc:date>
    <meta:editing-duration>PT38M15S</meta:editing-duration>
    <meta:editing-cycles>7</meta:editing-cycles>
    <meta:generator>LibreOffice/7.3.1.3$Windows_X86_64 LibreOffice_project/a69ca51ded25f3eefd52d7bf9a5fad8c90b87951</meta:generator>
    <meta:document-statistic meta:table-count="1" meta:cell-count="566" meta:object-count="0"/>
  </office:meta>
</office:document-meta>
</file>